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2f8147" style:font-weight-asian="bold" style:font-weight-complex="bold"/>
    </style:style>
    <style:style style:name="P15" style:family="paragraph" style:parent-style-name="Standard">
      <style:text-properties officeooo:paragraph-rsid="00367dde"/>
    </style:style>
    <style:style style:name="P16" style:family="paragraph" style:parent-style-name="Standard">
      <style:text-properties fo:font-size="8pt" officeooo:rsid="001b80c7" officeooo:paragraph-rsid="00367dde" style:font-size-asian="8pt" style:font-size-complex="8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3129fd" style:font-style-asian="normal" style:font-style-complex="normal"/>
    </style:style>
    <style:style style:name="T5" style:family="text">
      <style:text-properties fo:font-style="normal" officeooo:rsid="0033ab8f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T8" style:family="text">
      <style:text-properties officeooo:rsid="0030ea4c"/>
    </style:style>
    <style:style style:name="T9" style:family="text">
      <style:text-properties officeooo:rsid="0033f94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5" draw:text-style-name="P22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3" draw:style-name="gr3" draw:text-style-name="P17" svg:width="4.5cm" svg:height="1.2cm" draw:control="control21"/></text:p><text:p text:style-name="P15"><draw:control text:anchor-type="as-char" svg:y="-0.009cm" draw:z-index="24" draw:style-name="gr3" draw:text-style-name="P22" svg:width="4.5cm" svg:height="0.451cm" draw:control="control22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<text:span text:style-name="T2">Fachprüfung „Chemie“ gemäß ADN 8.2.2.7.2</text:span>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8">von Beförderung von Chemikalien teilzunehmen</text:span><text:span text:style-name="T1">.</text:span></text:p>
      <text:p text:style-name="P5"/>
      <text:p text:style-name="P4">Prüfungstermin: <draw:control text:anchor-type="as-char" svg:y="-0.485cm" draw:z-index="5" draw:style-name="gr3" draw:text-style-name="P20" svg:width="10.171cm" svg:height="0.701cm" draw:control="control5"/></text:p>
      <text:p text:style-name="P4"><draw:control text:anchor-type="char" draw:z-index="6" draw:style-name="gr4" draw:text-style-name="P19" svg:width="9.342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<text:span text:style-name="T9">b</text:span>eträgt:<draw:control text:anchor-type="as-char" svg:y="-0.485cm" draw:z-index="7" draw:style-name="gr3" draw:text-style-name="P19" svg:width="4.001cm" svg:height="0.701cm" draw:control="control7"/></text:p>
      <text:p text:style-name="P7">Diese ist entweder vor der Prüfung in bar oder mit dem beigelegten Überweisungsträger zu entrichten.</text:p>
      <text:p text:style-name="P8"><text:span text:style-name="T3">Eine </text:span><text:span text:style-name="T4">gültige Bescheinigung über besondere Kenntnisse des ADN nach 8.2.1.3 „Tankschifffahrt“ oder „Trockengüter- / Tankschifffahrt kombiniert“, die Tei</text:span><text:span text:style-name="T5">l</text:span><text:span text:style-name="T4">nahmebescheinigung für den anerkannten Aufbaukurs „Chemie“, sowie ein amtlicher Lichtbildausweis, durch den Sie sich ausweisen können, ist am Tag der Prüfung mitzubringen und der Prüfungskommi</text:span><text:span text:style-name="T5">s</text:span><text:span text:style-name="T4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50:42.111131479</dc:date>
    <dc:creator>Stefan Meyer</dc:creator>
    <meta:editing-duration>PT18H4M10S</meta:editing-duration>
    <meta:editing-cycles>76</meta:editing-cycles>
    <meta:document-statistic meta:table-count="0" meta:image-count="1" meta:object-count="0" meta:page-count="1" meta:paragraph-count="31" meta:word-count="125" meta:character-count="953" meta:non-whitespace-character-count="834"/>
  </office:meta>
</office:document-meta>
</file>